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ilné" style:family="text">
      <style:text-properties fo:font-weight="normal" style:font-weight-asian="normal"/>
    </style:style>
    <style:style style:name="P19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0/2023</text:p>
            <text:p text:style-name="Normální">KVOP-40836/2023</text:p>
            <text:p text:style-name="Normální">01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Barbora Freundová</text:p>
            <text:p text:style-name="Normální"/>
            <text:p text:style-name="P17">e-mail: barbora.freundova@seznam.cz</text:p>
            <text:p text:style-name="Normální"><text:s/><text:s/><text:s text:c="5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Freundová,</text:p>
      <text:p text:style-name="Základnítext">dne 23. října 2023 byla do Kanceláře veřejného ochránce práv doručena Vaše žádost podle zákona č. 106/1999 Sb., o svobodném přístupu k informacím, ve znění pozdějších předpisů, kterou jste posléze telefonicky přeformulovala tak, že žádáte poskytnutí dopisů ukončujících šetření, která veřejný ochránce práv vedl v letech 2021 až 2023 vůči Policii ČR.<text:s/></text:p>
      <text:p text:style-name="Základnítext">Ve smyslu zákona o svobodném přístupu k informacím,<text:s/><text:span text:style-name="Silné">Vám</text:span><text:span text:style-name="Silné"><text:s/></text:span><text:span text:style-name="Silné">výše<text:s/></text:span><text:span text:style-name="Silné">uvedené informace poskytuj</text:span><text:span text:style-name="Silné">i a zasílám v příloze.</text:span></text:p>
      <text:p text:style-name="Základnítext"><text:span text:style-name="T18">S pozdravem</text:span></text:p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h text:style-name="Nadpis1" text:outline-level="1"/>
      <text:p text:style-name="P19">15 Příloh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Y3QT*</text:span>*KVOPX00DY3QT*</text:p>
        <text:p text:style-name="P12"><text:span text:style-name="T13">KVOPX00DY3QT</text:span>KVOPX00DY3Q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9T11:13:00Z</meta:creation-date>
    <dc:date>2023-11-29T11:13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2" meta:character-count="915" meta:row-count="6" meta:non-whitespace-character-count="784"/>
  </office:meta>
</office:document-meta>
</file>